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2" svg:font-family="CIDFont+F2"/>
    <style:font-face style:name="CIDFont+F3" svg:font-family="CIDFont+F3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CIDFont+F2" fo:font-size="16pt" style:font-name-asian="CIDFont+F2" style:font-size-asian="16pt" style:font-name-complex="CIDFont+F2" style:font-size-complex="1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CIDFont+F3" fo:font-size="11pt" style:font-name-asian="CIDFont+F3" style:font-size-asian="11pt" style:font-name-complex="CIDFont+F3" style:font-size-complex="11pt"/>
    </style:style>
    <style:style style:name="P3" style:family="paragraph" style:parent-style-name="Standard">
      <style:paragraph-properties style:text-autospace="none"/>
      <style:text-properties style:font-name="CIDFont+F3" fo:font-size="11pt" style:font-name-asian="CIDFont+F3" style:font-size-asian="11pt" style:font-name-complex="CIDFont+F3" style:font-size-complex="11pt"/>
    </style:style>
    <style:style style:name="P4" style:family="paragraph" style:parent-style-name="Standard">
      <style:paragraph-properties style:text-autospace="none"/>
      <style:text-properties style:font-name="CIDFont+F3" fo:font-size="11pt" style:font-name-asian="CIDFont+F3" style:font-size-asian="11pt" style:font-name-complex="CIDFont+F3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de Algoritmo Estruturado</text:p>
      <text:p text:style-name="P2">Aluno(a).: Jorge Nami Harbes Data.:27/05/2021</text:p>
      <text:p text:style-name="P2">Professor.: Ronilson R. Pinho Sistemas de Informação – Cefet/RJ</text:p>
      <text:p text:style-name="P2">2ª Avaliação</text:p>
      <text:p text:style-name="P3"/>
      <text:p text:style-name="P3"/>
      <text:p text:style-name="P3">1-</text:p>
      <text:p text:style-name="P3"/>
      <text:p text:style-name="P3"/>
      <text:p text:style-name="P3">Algoritmo "numeros palindromos"</text:p>
      <text:p text:style-name="P3">// Disciplina <text:s text:c="2"/>: ALGORITMO ESTRUTURADO</text:p>
      <text:p text:style-name="P3">// Professor <text:s text:c="2"/>: RONILSON RODRIGUES PINHO </text:p>
      <text:p text:style-name="P3">// Descrição <text:s text:c="2"/>: Aqui você descreve o que o programa faz! (função)</text:p>
      <text:p text:style-name="P3">// Autor(a) <text:s text:c="3"/>: Nome do(a) aluno(a)</text:p>
      <text:p text:style-name="P3">// Data atual <text:s/>: 24/05/2021</text:p>
      <text:p text:style-name="P3">Var</text:p>
      <text:p text:style-name="P3">// Seção de Declarações das variáveis </text:p>
      <text:p text:style-name="P3"><text:s text:c="3"/>i,k: inteiro</text:p>
      <text:p text:style-name="P3"/>
      <text:p text:style-name="P3">Inicio</text:p>
      <text:p text:style-name="P3">// Seção de Comandos, procedimento, funções, operadores, etc... </text:p>
      <text:p text:style-name="P3"><text:s text:c="3"/>escreval("numeros palindromos entre 1 e 1000")</text:p>
      <text:p text:style-name="P3"><text:s text:c="3"/>para i:=1 ate 1000 faca</text:p>
      <text:p text:style-name="P3"><text:s text:c="8"/>se i&lt;10 entao</text:p>
      <text:p text:style-name="P3"><text:s text:c="11"/>escreval(i)</text:p>
      <text:p text:style-name="P3"><text:s text:c="8"/>fimse</text:p>
      <text:p text:style-name="P3"><text:s text:c="8"/>se (i&gt;10) e (i&lt;100) entao</text:p>
      <text:p text:style-name="P3"><text:s text:c="11"/>k&lt;-((i)mod(10)*10)+((i)div(10))</text:p>
      <text:p text:style-name="P3"><text:s text:c="16"/>se k=i entao</text:p>
      <text:p text:style-name="P3"><text:s text:c="19"/>escreval(k)</text:p>
      <text:p text:style-name="P3"><text:s text:c="16"/>fimse</text:p>
      <text:p text:style-name="P3"><text:s text:c="8"/>fimse</text:p>
      <text:p text:style-name="P3"><text:s text:c="8"/>se (i&gt;100) e (i&lt;=999) entao</text:p>
      <text:p text:style-name="P3"><text:s text:c="11"/>k&lt;-(((i)mod(100)mod(10)*100)+((i)div(10)mod(10)*10)+((i)div(100)))</text:p>
      <text:p text:style-name="P3"><text:s text:c="16"/>se k=i entao</text:p>
      <text:p text:style-name="P3"><text:s text:c="19"/>escreval(k)</text:p>
      <text:p text:style-name="P3"><text:s text:c="16"/>fimse</text:p>
      <text:p text:style-name="P3"><text:s text:c="8"/>fimse</text:p>
      <text:p text:style-name="P3"><text:s text:c="3"/>fimpara</text:p>
      <text:p text:style-name="P3"/>
      <text:p text:style-name="P3">Fimalgoritm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-</text:p>
      <text:p text:style-name="P3"/>
      <text:p text:style-name="P3"/>
      <text:p text:style-name="P3">Algoritmo "sequencia busca binaria"</text:p>
      <text:p text:style-name="P3">// Disciplina <text:s text:c="2"/>: ALGORITMO ESTRUTURADO</text:p>
      <text:p text:style-name="P3">// Professor <text:s text:c="2"/>: RONILSON RODRIGUES PINHO </text:p>
      <text:p text:style-name="P3">// Descrição <text:s text:c="2"/>: Aqui você descreve o que o programa faz! (função)</text:p>
      <text:p text:style-name="P3">// Autor(a) <text:s text:c="3"/>: Nome do(a) aluno(a)</text:p>
      <text:p text:style-name="P3">// Data atual <text:s/>: 24/05/2021</text:p>
      <text:p text:style-name="P3">Var</text:p>
      <text:p text:style-name="P3">// Seção de Declarações das variáveis </text:p>
      <text:p text:style-name="P3"><text:s text:c="3"/>a,b: vetor[1..99] de inteiro</text:p>
      <text:p text:style-name="P3"><text:s text:c="3"/>i,j,k,n,posi,fim,chave,inicial,final,busca,meio: inteiro</text:p>
      <text:p text:style-name="P3"><text:s text:c="3"/>troca,dado_encontrado: logico</text:p>
      <text:p text:style-name="P3"/>
      <text:p text:style-name="P3">funcao somaum (x: inteiro): inteiro</text:p>
      <text:p text:style-name="P3">inicio</text:p>
      <text:p text:style-name="P3"><text:s text:c="13"/>x&lt;-x+1</text:p>
      <text:p text:style-name="P3"><text:s text:c="13"/>retorne x</text:p>
      <text:p text:style-name="P3">fimfuncao</text:p>
      <text:p text:style-name="P3"/>
      <text:p text:style-name="P3">Inicio</text:p>
      <text:p text:style-name="P3">// Seção de Comandos, procedimento, funções, operadores, etc... </text:p>
      <text:p text:style-name="P3"><text:s text:c="3"/>escreval("Entre com a sequencia de numeros:")</text:p>
      <text:p text:style-name="P3"><text:s text:c="3"/>k&lt;-1</text:p>
      <text:p text:style-name="P3"><text:s text:c="3"/>i&lt;-1</text:p>
      <text:p text:style-name="P3"><text:s text:c="3"/>enquanto k&lt;&gt;0 faca</text:p>
      <text:p text:style-name="P3"><text:s text:c="8"/>escreval("A[",i," ]=")</text:p>
      <text:p text:style-name="P3"><text:s text:c="8"/>leia(k)</text:p>
      <text:p text:style-name="P3"><text:s text:c="8"/>se k&lt;&gt;0 entao</text:p>
      <text:p text:style-name="P3"><text:s text:c="11"/>a[i]&lt;-k</text:p>
      <text:p text:style-name="P3"><text:s text:c="11"/>b[i]&lt;-k</text:p>
      <text:p text:style-name="P3"><text:s text:c="11"/>i&lt;-somaum(i)</text:p>
      <text:p text:style-name="P3"><text:s text:c="8"/>fimse</text:p>
      <text:p text:style-name="P3"><text:s text:c="3"/>fimenquanto</text:p>
      <text:p text:style-name="P3"/>
      <text:p text:style-name="P3"><text:s text:c="3"/>n&lt;-i</text:p>
      <text:p text:style-name="P3"><text:s text:c="3"/>troca&lt;-verdadeiro</text:p>
      <text:p text:style-name="P3"><text:tab/>fim&lt;-n-1</text:p>
      <text:p text:style-name="P3"><text:tab/>posi&lt;-1</text:p>
      <text:p text:style-name="P3"/>
      <text:p text:style-name="P3"><text:s text:c="3"/>enquanto troca=verdadeiro faca</text:p>
      <text:p text:style-name="P3"><text:s text:c="12"/>troca&lt;-falso</text:p>
      <text:p text:style-name="P3"><text:s text:c="12"/>para j de 1 ate fim faca</text:p>
      <text:p text:style-name="P3"><text:s text:c="12"/>se a[j]&gt;a[j+1] entao</text:p>
      <text:p text:style-name="P3"><text:s text:c="15"/>chave &lt;- a[j]</text:p>
      <text:p text:style-name="P3"><text:s text:c="15"/>a[j]&lt;-a[j+1]</text:p>
      <text:p text:style-name="P3"><text:s text:c="15"/>a[j+1]&lt;-chave</text:p>
      <text:p text:style-name="P3"><text:s text:c="15"/>posi&lt;-j;</text:p>
      <text:p text:style-name="P3"><text:s text:c="15"/>troca&lt;-verdadeiro</text:p>
      <text:p text:style-name="P3"><text:s text:c="12"/>fimse</text:p>
      <text:p text:style-name="P3"><text:s text:c="12"/>fimpara</text:p>
      <text:p text:style-name="P3"><text:s text:c="12"/>fim&lt;-posi-1</text:p>
      <text:p text:style-name="P3"><text:s text:c="3"/>fimenquanto</text:p>
      <text:p text:style-name="P3"><text:s text:c="3"/></text:p>
      <text:p text:style-name="P3"><text:s text:c="3"/>para i:=1 ate n faca</text:p>
      <text:p text:style-name="P3"><text:soft-page-break/><text:s text:c="8"/>se a[i]=0 entao</text:p>
      <text:p text:style-name="P3"><text:s text:c="11"/>para j:=i ate n faca</text:p>
      <text:p text:style-name="P3"><text:s text:c="16"/>a[j]&lt;-a[j+1]</text:p>
      <text:p text:style-name="P3"><text:s text:c="11"/>fimpara</text:p>
      <text:p text:style-name="P3"><text:s text:c="8"/>fimse</text:p>
      <text:p text:style-name="P3"><text:s text:c="3"/>fimpara</text:p>
      <text:p text:style-name="P3"/>
      <text:p text:style-name="P3"><text:s text:c="3"/>escreval("Digite um valor para procurar na sequencia:")</text:p>
      <text:p text:style-name="P3"><text:s text:c="3"/>leia(busca)</text:p>
      <text:p text:style-name="P3">//Efetuar a pesquisa binária</text:p>
      <text:p text:style-name="P3"><text:s text:c="3"/>inicial &lt;- 1</text:p>
      <text:p text:style-name="P3"><text:s text:c="3"/>final &lt;- n</text:p>
      <text:p text:style-name="P3"><text:s text:c="3"/>dado_encontrado &lt;- falso</text:p>
      <text:p text:style-name="P3"><text:s text:c="3"/>enquanto (inicial &lt;= final) e nao dado_encontrado faca</text:p>
      <text:p text:style-name="P3"><text:s text:c="12"/>meio &lt;- (inicial + final) DIV 2</text:p>
      <text:p text:style-name="P3"><text:s text:c="12"/>se a[meio] = busca entao</text:p>
      <text:p text:style-name="P3"><text:s text:c="15"/>dado_encontrado &lt;- verdadeiro</text:p>
      <text:p text:style-name="P3"><text:s text:c="12"/>fimse</text:p>
      <text:p text:style-name="P3"><text:s text:c="12"/>se a[meio] &gt; busca entao</text:p>
      <text:p text:style-name="P3"><text:s text:c="15"/>final &lt;- meio - 1</text:p>
      <text:p text:style-name="P3"><text:s text:c="12"/>senao</text:p>
      <text:p text:style-name="P3"><text:s text:c="17"/>inicial &lt;- meio + 1</text:p>
      <text:p text:style-name="P3"><text:s text:c="12"/>fimse</text:p>
      <text:p text:style-name="P3"><text:s text:c="3"/>fimenquanto</text:p>
      <text:p text:style-name="P3">//Exibir Resultados da busca</text:p>
      <text:p text:style-name="P3"/>
      <text:p text:style-name="P3">se dado_encontrado = verdadeiro entao</text:p>
      <text:p text:style-name="P3"><text:s text:c="3"/>para i:=1 ate n faca</text:p>
      <text:p text:style-name="P3"><text:s text:c="8"/>se (i&lt;&gt;1) e (a[i]=busca) entao</text:p>
      <text:p text:style-name="P3"><text:s text:c="11"/>se a[i-1]&lt;&gt;a[i] entao</text:p>
      <text:p text:style-name="P3"><text:s text:c="14"/>escreval("Dado encontrado na posicao",i)</text:p>
      <text:p text:style-name="P3"><text:s text:c="11"/>fimse</text:p>
      <text:p text:style-name="P3"><text:s text:c="8"/>fimse</text:p>
      <text:p text:style-name="P3"><text:s text:c="3"/>fimpara</text:p>
      <text:p text:style-name="P3"><text:s text:c="3"/>se a[1]=busca entao</text:p>
      <text:p text:style-name="P3"><text:s text:c="6"/>escreval("Dado encontrado na posição 1")</text:p>
      <text:p text:style-name="P3"><text:s text:c="3"/>fimse</text:p>
      <text:p text:style-name="P3">senao</text:p>
      <text:p text:style-name="P3"><text:s text:c="5"/>escreval("Informação não encontrada no vetor")</text:p>
      <text:p text:style-name="P3">fimse</text:p>
      <text:p text:style-name="P3"/>
      <text:p text:style-name="P3"><text:s text:c="3"/></text:p>
      <text:p text:style-name="P3"/>
      <text:p text:style-name="P3">Fimalgoritm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-</text:p>
      <text:p text:style-name="P3"/>
      <text:p text:style-name="P3"/>
      <text:p text:style-name="P3">Algoritmo "elementos repetidos final ordem crescente"</text:p>
      <text:p text:style-name="P3">// Disciplina <text:s text:c="2"/>: ALGORITMO ESTRUTURADO</text:p>
      <text:p text:style-name="P3">// Professor <text:s text:c="2"/>: RONILSON RODRIGUES PINHO </text:p>
      <text:p text:style-name="P3">// Descrição <text:s text:c="2"/>: Aqui você descreve o que o programa faz! (função)</text:p>
      <text:p text:style-name="P3">// Autor(a) <text:s text:c="3"/>: Nome do(a) aluno(a)</text:p>
      <text:p text:style-name="P3">// Data atual <text:s/>: 25/05/2021</text:p>
      <text:p text:style-name="P3">Var</text:p>
      <text:p text:style-name="P3">// Seção de Declarações das variáveis </text:p>
      <text:p text:style-name="P3"><text:s text:c="3"/>a,b,c: vetor[1..101] de inteiro</text:p>
      <text:p text:style-name="P3"><text:s text:c="3"/>i,j,k,n,fim,posi,aux: inteiro</text:p>
      <text:p text:style-name="P3"><text:s text:c="3"/>troca: logico</text:p>
      <text:p text:style-name="P3"><text:s text:c="3"/></text:p>
      <text:p text:style-name="P3">funcao somaum (x: inteiro): inteiro</text:p>
      <text:p text:style-name="P3">inicio</text:p>
      <text:p text:style-name="P3"><text:s text:c="13"/>x&lt;-x+1</text:p>
      <text:p text:style-name="P3"><text:s text:c="13"/>retorne x</text:p>
      <text:p text:style-name="P3">fimfuncao</text:p>
      <text:p text:style-name="P3"/>
      <text:p text:style-name="P3">Inicio</text:p>
      <text:p text:style-name="P3">// Seção de Comandos, procedimento, funções, operadores, etc... </text:p>
      <text:p text:style-name="P3"><text:s text:c="3"/>escreval("Informe a quantidade de numeros da sequencia N:")</text:p>
      <text:p text:style-name="P3"><text:s text:c="3"/>escreval("maximo de 99 numeros")</text:p>
      <text:p text:style-name="P3"><text:s text:c="3"/>leia(n)</text:p>
      <text:p text:style-name="P3"><text:s text:c="3"/>enquanto (n&lt;0) ou (n&gt;99) faca</text:p>
      <text:p text:style-name="P3"><text:s text:c="12"/>escreval("Valor para N invalido")</text:p>
      <text:p text:style-name="P3"><text:s text:c="12"/>escreva("Entre com um valor valido: ")</text:p>
      <text:p text:style-name="P3"><text:s text:c="12"/>leia(N)</text:p>
      <text:p text:style-name="P3"><text:s text:c="3"/>fimenquanto</text:p>
      <text:p text:style-name="P3"><text:s text:c="3"/>escreval("Preencha a sequencia de numeros:")</text:p>
      <text:p text:style-name="P3"><text:s text:c="3"/>para i:=1 ate n faca</text:p>
      <text:p text:style-name="P3"><text:s text:c="8"/>escreva("A[",i," ]=")</text:p>
      <text:p text:style-name="P3"><text:s text:c="8"/>leia(a[i])</text:p>
      <text:p text:style-name="P3"><text:s text:c="8"/>b[i]&lt;-a[i]</text:p>
      <text:p text:style-name="P3"><text:s text:c="3"/>fimpara</text:p>
      <text:p text:style-name="P3"><text:s text:c="3"/>k&lt;-1</text:p>
      <text:p text:style-name="P3"><text:s text:c="3"/>para i:=1 ate n faca</text:p>
      <text:p text:style-name="P3"><text:s text:c="8"/>para j:=1 ate n faca</text:p>
      <text:p text:style-name="P3"><text:s text:c="13"/>se (a[i]=a[j]) e (i&lt;&gt;j) entao</text:p>
      <text:p text:style-name="P3"><text:s text:c="16"/>c[k]&lt;-a[i]</text:p>
      <text:p text:style-name="P3"><text:s text:c="16"/>b[i]&lt;-a[i]+1</text:p>
      <text:p text:style-name="P3"><text:s text:c="16"/>k&lt;-somaum(k)</text:p>
      <text:p text:style-name="P3"><text:s text:c="13"/>fimse</text:p>
      <text:p text:style-name="P3"><text:s text:c="8"/>fimpara</text:p>
      <text:p text:style-name="P3"><text:s text:c="3"/>fimpara</text:p>
      <text:p text:style-name="P3"><text:s text:c="3"/></text:p>
      <text:p text:style-name="P3"><text:s text:c="3"/>para i:=1 ate n faca</text:p>
      <text:p text:style-name="P3"><text:s text:c="8"/>se b[i]=a[i] entao</text:p>
      <text:p text:style-name="P3"><text:s text:c="11"/>escreval(a[i])</text:p>
      <text:p text:style-name="P3"><text:s text:c="8"/>fimse</text:p>
      <text:p text:style-name="P3"><text:s text:c="3"/>fimpara</text:p>
      <text:p text:style-name="P3"><text:s text:c="3"/></text:p>
      <text:p text:style-name="P3"/>
      <text:p text:style-name="P3"><text:s text:c="3"/>troca&lt;-verdadeiro</text:p>
      <text:p text:style-name="P3"><text:soft-page-break/><text:s text:c="3"/>fim&lt;-k-1</text:p>
      <text:p text:style-name="P3"><text:s text:c="3"/>posi&lt;-1</text:p>
      <text:p text:style-name="P3"><text:s text:c="3"/>enquanto troca=verdadeiro faca</text:p>
      <text:p text:style-name="P3"><text:s text:c="12"/>troca&lt;-falso</text:p>
      <text:p text:style-name="P3"><text:s text:c="12"/>para i:=1 ate fim faca</text:p>
      <text:p text:style-name="P3"><text:s text:c="17"/>se c[i]&gt;c[i+1] entao</text:p>
      <text:p text:style-name="P3"><text:s text:c="20"/>aux&lt;-c[i]</text:p>
      <text:p text:style-name="P3"><text:s text:c="20"/>c[i]&lt;-c[i+1]</text:p>
      <text:p text:style-name="P3"><text:s text:c="20"/>c[i+1]&lt;-aux</text:p>
      <text:p text:style-name="P3"><text:s text:c="20"/>posi&lt;-i</text:p>
      <text:p text:style-name="P3"><text:s text:c="20"/>troca&lt;-verdadeiro</text:p>
      <text:p text:style-name="P3"><text:s text:c="17"/>fimse</text:p>
      <text:p text:style-name="P3"><text:s text:c="12"/>fimpara</text:p>
      <text:p text:style-name="P3"><text:s text:c="12"/>fim&lt;-posi-1</text:p>
      <text:p text:style-name="P3"><text:s text:c="3"/>fimenquanto</text:p>
      <text:p text:style-name="P3"><text:s text:c="3"/></text:p>
      <text:p text:style-name="P3"><text:s text:c="3"/></text:p>
      <text:p text:style-name="P3"><text:s text:c="3"/></text:p>
      <text:p text:style-name="P3"><text:s text:c="3"/>para i:=2 ate 99 faca</text:p>
      <text:p text:style-name="P3"><text:s text:c="8"/>se (c[i]=c[i+1]) e (c[i+1]&lt;&gt;c[i+2]) entao</text:p>
      <text:p text:style-name="P3"><text:s text:c="11"/>escreval(c[i])</text:p>
      <text:p text:style-name="P3"><text:s text:c="8"/>fimse</text:p>
      <text:p text:style-name="P3"><text:s text:c="3"/>fimpara</text:p>
      <text:p text:style-name="P3"/>
      <text:p text:style-name="P3">Fimalgoritm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-</text:p>
      <text:p text:style-name="P3"/>
      <text:p text:style-name="P3"/>
      <text:p text:style-name="P3">Algoritmo "triangulo de pascal"</text:p>
      <text:p text:style-name="P3">// Disciplina <text:s text:c="2"/>: ALGORITMO ESTRUTURADO</text:p>
      <text:p text:style-name="P3">// Professor <text:s text:c="2"/>: RONILSON RODRIGUES PINHO </text:p>
      <text:p text:style-name="P3">// Descrição <text:s text:c="2"/>: Aqui você descreve o que o programa faz! (função)</text:p>
      <text:p text:style-name="P3">// Autor(a) <text:s text:c="3"/>: Nome do(a) aluno(a)</text:p>
      <text:p text:style-name="P3">// Data atual <text:s/>: 25/05/2021</text:p>
      <text:p text:style-name="P3">Var</text:p>
      <text:p text:style-name="P3">// Seção de Declarações das variáveis </text:p>
      <text:p text:style-name="P3"><text:s text:c="3"/>a,b: vetor[1..10] de inteiro</text:p>
      <text:p text:style-name="P3"><text:s text:c="3"/>i,j: inteiro</text:p>
      <text:p text:style-name="P3"><text:s text:c="3"/></text:p>
      <text:p text:style-name="P3">funcao somaum (x: inteiro): inteiro</text:p>
      <text:p text:style-name="P3">inicio</text:p>
      <text:p text:style-name="P3"><text:s text:c="13"/>x&lt;-x+1</text:p>
      <text:p text:style-name="P3"><text:s text:c="13"/>retorne x</text:p>
      <text:p text:style-name="P3">fimfuncao</text:p>
      <text:p text:style-name="P3"/>
      <text:p text:style-name="P3">Inicio</text:p>
      <text:p text:style-name="P3">// Seção de Comandos, procedimento, funções, operadores, etc... </text:p>
      <text:p text:style-name="P3"><text:s text:c="3"/>a[1]&lt;-1</text:p>
      <text:p text:style-name="P3"><text:s text:c="3"/>i&lt;-1</text:p>
      <text:p text:style-name="P3"><text:s text:c="3"/>enquanto i&lt;=10 faca</text:p>
      <text:p text:style-name="P3"><text:s text:c="12"/>para j:=1 ate 10 faca</text:p>
      <text:p text:style-name="P3"><text:s text:c="17"/>se a[j]&lt;&gt;0 entao</text:p>
      <text:p text:style-name="P3"><text:s text:c="20"/>escreva(a[j])</text:p>
      <text:p text:style-name="P3"><text:s text:c="17"/>fimse</text:p>
      <text:p text:style-name="P3"><text:s text:c="12"/>fimpara</text:p>
      <text:p text:style-name="P3"><text:s text:c="12"/>escreval()</text:p>
      <text:p text:style-name="P3"><text:s text:c="12"/>para j:=2 ate 10 faca</text:p>
      <text:p text:style-name="P3"><text:s text:c="17"/>b[j]&lt;-a[j-1]+a[j]</text:p>
      <text:p text:style-name="P3"><text:s text:c="12"/>fimpara</text:p>
      <text:p text:style-name="P3"><text:s text:c="12"/>para j:=2 ate 10 faca</text:p>
      <text:p text:style-name="P3"><text:s text:c="17"/>a[j]&lt;-b[j]</text:p>
      <text:p text:style-name="P3"><text:s text:c="12"/>fimpara</text:p>
      <text:p text:style-name="P3"><text:s text:c="12"/>i&lt;-somaum(i)</text:p>
      <text:p text:style-name="P3"><text:s text:c="3"/>fimenquanto</text:p>
      <text:p text:style-name="P3"/>
      <text:p text:style-name="P3"><text:s text:c="3"/></text:p>
      <text:p text:style-name="P3"><text:s text:c="3"/></text:p>
      <text:p text:style-name="P3"><text:s text:c="20"/></text:p>
      <text:p text:style-name="P3"/>
      <text:p text:style-name="P3"/>
      <text:p text:style-name="P3"><text:s text:c="3"/></text:p>
      <text:p text:style-name="P3"/>
      <text:p text:style-name="P3">Fim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2" svg:font-family="CIDFont+F2"/>
    <style:font-face style:name="CIDFont+F3" svg:font-family="CIDFont+F3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5-26T14:29:44.75</meta:creation-date>
    <dc:date>2021-05-27T09:06:29.65</dc:date>
    <dc:creator>Jorge Nami Harbes</dc:creator>
    <meta:editing-duration>PT4M19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6" meta:paragraph-count="242" meta:word-count="664" meta:character-count="6061"/>
  </office:meta>
</office:document-meta>
</file>